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rsid="00053a27" officeooo:paragraph-rsid="00053a27"/>
    </style:style>
    <style:style style:name="T1" style:family="text">
      <style:text-properties officeooo:rsid="0005b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 realizar la <text:s/>migración. En Netflix, reevaluaon sus cargas de trabajo para optimizar la utilización de la capacidad disponible. Al mover sus micro servicios a una instancia AWS mas grande. <text:s/>Con la carga de trabajo computacional mente pesada, donde la CPU <text:s/>es el recurso limitante. Aunque es prácticamente imposible lograr un aumento lineal en el rendimiento a medida que crece el número de vCPU, se puede lograr un aumento casi lineal. <text:span text:style-name="T1">Con l</text:span>a consolidación en instancias más grandes <text:span text:style-name="T1">se busco </text:span>reduc<text:span text:style-name="T1">ir</text:span> el costo amortizado de las tareas en segundo plano, liberando recursos adicionales para atender solicitudes y compensando potencialmente el escalamiento sublineal. <text:span text:style-name="T1">Se esperaba triplicar aproximadamente el rendimiento por instancia de esta migración. Desafortunadamente, los resultados iniciales estuvieron lejos de lo esperado.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7:32:34.624383947</meta:creation-date>
    <dc:date>2025-08-20T18:01:01.615994475</dc:date>
    <meta:editing-duration>PT2M52S</meta:editing-duration>
    <meta:editing-cycles>1</meta:editing-cycles>
    <meta:document-statistic meta:table-count="0" meta:image-count="0" meta:object-count="0" meta:page-count="1" meta:paragraph-count="1" meta:word-count="122" meta:character-count="829" meta:non-whitespace-character-count="705"/>
    <meta:generator>LibreOffice/24.8.6.2$Linux_X86_64 LibreOffice_project/480$Build-2</meta:generator>
  </office:meta>
</office:document-meta>
</file>